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icrosoft JhengHei fixed" svg:font-family="'Microsoft JhengHei fixed', 'Helvetica Neue', 'Microsoft JhengHei', Helvetica, 'Segoe UI', Tahoma"/>
    <style:font-face style:name="Microsoft JhengHei fixed1" svg:font-family="'Microsoft JhengHei fixed', 'Helvetica Neue', 'Microsoft JhengHei', Helvetica, 'Segoe UI', Tahoma, Arial, sans-serif"/>
    <style:font-face style:name="inherit" svg:font-family="inherit"/>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Noto Sans CJK JP" svg:font-family="'Noto Sans CJK JP'"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start" style:justify-single-word="false"/>
      <style:text-properties fo:font-variant="normal" fo:text-transform="none" fo:color="#212529" fo:font-size="11pt" officeooo:rsid="0059988c" officeooo:paragraph-rsid="0059988c" style:font-name-asian="Microsoft JhengHei fixed1" style:font-size-asian="9.60000038146973pt" style:font-style-asian="normal" style:font-weight-asian="bold" style:font-size-complex="11pt"/>
    </style:style>
    <style:style style:name="P2" style:family="paragraph" style:parent-style-name="Heading_20_1">
      <style:paragraph-properties fo:text-align="start" style:justify-single-word="false"/>
      <style:text-properties fo:font-variant="normal" fo:text-transform="none" fo:color="#212529" fo:font-size="15pt" officeooo:rsid="0059988c" officeooo:paragraph-rsid="0059988c" style:font-name-asian="Microsoft JhengHei fixed1" style:font-size-asian="15pt" style:font-style-asian="normal" style:font-weight-asian="bold" style:font-size-complex="15pt"/>
    </style:style>
    <style:style style:name="P3" style:family="paragraph" style:parent-style-name="Text_20_body">
      <style:paragraph-properties fo:margin-top="0in" fo:margin-bottom="0in" loext:contextual-spacing="false" fo:text-align="start" style:justify-single-word="false"/>
      <style:text-properties fo:font-variant="normal" fo:text-transform="none" fo:color="#212529" fo:font-size="9.10000038146973pt" fo:font-weight="normal" officeooo:rsid="0059988c" officeooo:paragraph-rsid="00936f19" style:font-name-asian="Microsoft JhengHei fixed1" style:font-size-asian="9.10000038146973pt" style:font-style-asian="normal" style:font-weight-asian="normal" style:font-size-complex="9.10000038146973pt" style:font-weight-complex="normal"/>
    </style:style>
    <style:style style:name="P4" style:family="paragraph" style:parent-style-name="Text_20_body">
      <style:paragraph-properties fo:margin-top="0in" fo:margin-bottom="0in" loext:contextual-spacing="false" fo:text-align="start" style:justify-single-word="false"/>
      <style:text-properties fo:font-variant="normal" fo:text-transform="none" fo:color="#212529" fo:font-size="9.10000038146973pt" fo:font-weight="normal" officeooo:rsid="0059988c" officeooo:paragraph-rsid="00c89b41" style:font-name-asian="Microsoft JhengHei fixed1" style:font-size-asian="9.10000038146973pt" style:font-style-asian="normal" style:font-weight-asian="normal" style:font-size-complex="9.10000038146973pt" style:font-weight-complex="normal"/>
    </style:style>
    <style:style style:name="P5" style:family="paragraph" style:parent-style-name="Text_20_body">
      <style:paragraph-properties fo:margin-top="0in" fo:margin-bottom="0in" loext:contextual-spacing="false" fo:text-align="start" style:justify-single-word="false"/>
      <style:text-properties fo:font-variant="normal" fo:text-transform="none" fo:color="#212529" fo:font-size="9.10000038146973pt" fo:font-weight="normal" officeooo:rsid="001c3b9d" officeooo:paragraph-rsid="001c3b9d" style:font-name-asian="Microsoft JhengHei fixed1" style:font-size-asian="9.10000038146973pt" style:font-style-asian="normal" style:font-weight-asian="normal" style:font-size-complex="9.10000038146973pt" style:font-weight-complex="normal"/>
    </style:style>
    <style:style style:name="P6" style:family="paragraph" style:parent-style-name="Text_20_body">
      <style:paragraph-properties fo:margin-top="0in" fo:margin-bottom="0in" loext:contextual-spacing="false" fo:text-align="start" style:justify-single-word="false"/>
      <style:text-properties fo:font-size="9.10000038146973pt" fo:font-weight="normal" officeooo:rsid="0015e227" officeooo:paragraph-rsid="002c4b9e" style:font-size-asian="9.10000038146973pt" style:font-weight-asian="normal" style:font-size-complex="9.10000038146973pt" style:font-weight-complex="normal"/>
    </style:style>
    <style:style style:name="P7" style:family="paragraph" style:parent-style-name="Text_20_body">
      <style:paragraph-properties fo:margin-top="0in" fo:margin-bottom="0in" loext:contextual-spacing="false" fo:text-align="start" style:justify-single-word="false"/>
      <style:text-properties fo:font-size="9.10000038146973pt" fo:font-weight="normal" officeooo:rsid="0015e227" officeooo:paragraph-rsid="001c3b9d" style:font-size-asian="9.10000038146973pt" style:font-weight-asian="normal" style:font-size-complex="9.10000038146973pt" style:font-weight-complex="normal"/>
    </style:style>
    <style:style style:name="P8" style:family="paragraph" style:parent-style-name="Standard">
      <style:paragraph-properties fo:margin-left="0.3126in" fo:margin-right="0.3126in" fo:margin-top="0.3126in" fo:margin-bottom="0.3126in" loext:contextual-spacing="false" fo:text-align="start" style:justify-single-word="false" fo:orphans="2" fo:widows="2" fo:text-indent="0in" style:auto-text-indent="false"/>
      <style:text-properties fo:font-variant="normal" fo:text-transform="none" fo:color="#212529" style:font-name="Microsoft JhengHei fixed" fo:font-size="15pt" fo:font-style="normal" fo:font-weight="normal"/>
    </style:style>
    <style:style style:name="P9" style:family="paragraph" style:parent-style-name="Standard">
      <style:paragraph-properties fo:margin-left="0.3126in" fo:margin-right="0.3126in" fo:margin-top="0in" fo:margin-bottom="0in" loext:contextual-spacing="false" fo:text-align="start" style:justify-single-word="false" fo:orphans="2" fo:widows="2" fo:text-indent="0in" style:auto-text-indent="false"/>
      <style:text-properties fo:font-variant="normal" fo:text-transform="none" fo:color="#212529" fo:background-color="transparent" style:font-name-asian="inherit" style:font-size-asian="15pt" style:font-style-asian="normal" style:font-weight-asian="normal"/>
    </style:style>
    <style:style style:name="P10" style:family="paragraph" style:parent-style-name="Standard">
      <style:paragraph-properties fo:margin-left="0.3126in" fo:margin-right="0.3126in" fo:margin-top="0in" fo:margin-bottom="0in" loext:contextual-spacing="false" fo:text-align="start" style:justify-single-word="false" fo:orphans="2" fo:widows="2" fo:text-indent="0in" style:auto-text-indent="false"/>
      <style:text-properties fo:font-variant="normal" fo:text-transform="none" fo:color="#212529" fo:background-color="transparent"/>
    </style:style>
    <style:style style:name="P11" style:family="paragraph" style:parent-style-name="Text_20_body">
      <style:paragraph-properties fo:margin-top="0in" fo:margin-bottom="0in" loext:contextual-spacing="false" fo:text-align="start" style:justify-single-word="false"/>
      <style:text-properties fo:font-size="9.10000038146973pt" fo:font-weight="normal" officeooo:rsid="0015e227" officeooo:paragraph-rsid="00936f19" style:font-size-asian="9.10000038146973pt" style:font-weight-asian="normal" style:font-size-complex="9.10000038146973pt" style:font-weight-complex="normal"/>
    </style:style>
    <style:style style:name="P12" style:family="paragraph" style:parent-style-name="Text_20_body">
      <style:paragraph-properties fo:text-align="start" style:justify-single-word="false"/>
      <style:text-properties fo:font-variant="normal" fo:text-transform="none" fo:color="#212529" fo:font-size="11pt" officeooo:rsid="0059988c" officeooo:paragraph-rsid="0059988c" style:font-name-asian="Microsoft JhengHei fixed1" style:font-size-asian="9.60000038146973pt" style:font-style-asian="normal" style:font-weight-asian="bold" style:font-size-complex="11pt"/>
    </style:style>
    <style:style style:name="P13" style:family="paragraph" style:parent-style-name="Text_20_body">
      <style:text-properties style:font-name="Noto Sans CJK JP" fo:font-size="9pt" style:font-name-asian="Noto Sans CJK JP" style:font-size-asian="9pt" style:font-size-complex="9pt"/>
    </style:style>
    <style:style style:name="T1" style:family="text">
      <style:text-properties style:font-name="inherit" fo:font-size="15pt" fo:font-style="normal" fo:font-weight="normal"/>
    </style:style>
    <style:style style:name="T2" style:family="text">
      <style:text-properties style:font-name="inherit" fo:font-size="15pt" fo:font-style="normal" fo:font-weight="normal" style:font-name-asian="inherit" style:font-size-asian="15pt" style:font-weight-asian="normal"/>
    </style:style>
    <style:style style:name="T3" style:family="text">
      <style:text-properties style:font-name-asian="inherit" style:font-size-asian="15pt" style:font-style-asian="normal" style:font-weight-asian="normal"/>
    </style:style>
    <style:style style:name="T4" style:family="text">
      <style:text-properties style:font-name-asian="inherit" style:font-size-asian="15pt" style:font-weight-asian="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知識易學心性難得更難磨</text:h>
      <text:p text:style-name="P1"/>
      <text:p text:style-name="P13">如今，國內外的教育已經變味了。真正的教育本應是像《大學》那樣！無用之心學才是大學！而邏輯等這般的知識，以後的機器人都能取代之，而且做得比人百萬倍之好！在一秒之內，人腦的處理器轉一圈，機器早坐在前面等着你的錯誤結果了！但機器是冰冷的，沒有心，沒有靈魂的！</text:p>
      <text:p text:style-name="P13"/>
      <text:p text:style-name="P13">可憐的我們卻被垃圾教科書給誤導了！被當成了機器人一樣被培訓，而不是真正的教育！但我們引以爲傲的技能，卻又最終玩不過機器人！每個“畢業”的猴子都以人工智能爲高大上的驕傲之“大學”！殊不知，這卻是最低等的文明！科技絕對不是文明的全部，反而是文明最低等的層次！我們需要科技，但其只是爲文明服務的配角！科技是及其無聊而沒有美感的東西！看看如今所謂高科技的舞臺，那就是靈魂不足的高科技墳陵！</text:p>
      <text:p text:style-name="P13">中華文化本是歷史上的璀璨明星，向來講究修心修身，隨着自身閱歷的增長，我們會驚喜地發現：原來我們半生虛度得來的感悟，先賢早就立書傳於後世了，而且教導了無數人，只是可惜，由於種種原因，沒有教導到你而已！</text:p>
      <text:p text:style-name="P13"/>
      <text:p text:style-name="P13">多麼痛的領悟！有點相逢恨晚的憤怒！早聞道，早諦聽，何至於迷茫半生，浪費時間，錯失了許多該用心珍惜的！我一直覺得，碰到一個好的職業師父，只是吃吃喝喝會很不一樣，而碰到一個好的漢字大師，人生會非常不一樣的精彩！有人說，每一個漢字都是一朵文明之花，深以爲然！</text:p>
      <text:p text:style-name="P13"/>
      <text:p text:style-name="P13">只是可惜，古代漢文化圈只重視文字而疏於武力，所以被野蠻亂語而變改！從秦屎皇的焚書坑儒，到外族入侵便跪族，再到明泥狗腿子劉邦逼着儒生以辱罵孔子換領俸祿，又到了毛太祖時代，本來當時的書生早和聖賢之學有點胡言、有點亂語、有點脫節、有點錯認了祖宗，雅文雅言慢慢褪變，成了痞子的屄言屄語，又哪堪毛臘肉的引蛇出洞和誅殺，所以文化更是被外來的紅色瘟疫重度污染！相對清澈的文化甘泉，變成了爲骯髒的政權政治服務的宣傳工具！如今的滿大人的詞句到處可見紅色瘟疫的痕跡！</text:p>
      <text:p text:style-name="P13"/>
      <text:p text:style-name="P13">中華的文化也從陽明等心學慢慢被誤成厚黑之跪族糟粕！</text:p>
      <text:p text:style-name="P13"/>
      <text:p text:style-name="P13">屄言屄語的滿大人自詡是漢語的嫡傳人！卻拿着放大鏡找古人的三綱六常等等細小的糟粕，說成是古人的精髓！就像崖山跪族看着西方的金條香蕉比較大，就覺得別人家的月亮比較圓一樣，於是有那麼一羣自詡爲救國精英的猴子視漢字爲自己的香蕉比較小的罪惡根源，一度要拉丁褲化中國的語言！如今屄言屄語的蟲的傳人，秉承着把糟粕當精華的精神，他們的英語就成了西方痞子口中的fuck言shit語，飯桌上嘴裏帶着屎也習以爲常了，他們不知英國紳士之言談舉止與家教約束的傳統！</text:p>
      <text:p text:style-name="P13">不過，現在好像也是畜生痞子當道的時代！</text:p>
      <text:p text:style-name="P13"/>
      <text:p text:style-name="P13">只會作弊的畜生自詡很聰明，隱藏的很驕傲，像烏龜一樣深趴萬年，害怕見陽光，更不敢高聲痛快語！我們只是覺得這樣活着很沒意思而已！爲一顆心而活而快意恩仇，好過深趴的千年王八萬年龜！作爲一個正常的人類，確實很難理解畜生的樂趣，比如，整人之類的。畜生的內心畸形，應該講，這種東西壓根沒心沒靈魂，只是一種畸形變態的存在而已！</text:p>
      <text:p text:style-name="P13"/>
      <text:p text:style-name="P13">只是可嘆，我們崖山跪族還在迷迷糊糊！不過，勝負也不是那麼重要了，活得有沒有意思，有沒有意義才是！以其像畜生一樣活着，不如當最後一代！</text:p>
      <text:p text:style-name="P13"/>
      <text:p text:style-name="P13">————</text:p>
      <text:p text:style-name="P13">好想有時間能靜下心來，用粵語的發音重新學學漢語！</text:p>
      <text:p text:style-name="P8"/>
      <text:p text:style-name="P1"/>
      <text:p text:style-name="P11"/>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icrosoft JhengHei fixed" svg:font-family="'Microsoft JhengHei fixed', 'Helvetica Neue', 'Microsoft JhengHei', Helvetica, 'Segoe UI', Tahoma"/>
    <style:font-face style:name="Microsoft JhengHei fixed1" svg:font-family="'Microsoft JhengHei fixed', 'Helvetica Neue', 'Microsoft JhengHei', Helvetica, 'Segoe UI', Tahoma, Arial, sans-serif"/>
    <style:font-face style:name="inherit" svg:font-family="inherit"/>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Noto Sans CJK JP" svg:font-family="'Noto Sans CJK JP'"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tb-rl"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1T19:55:21.734665039</meta:creation-date>
    <meta:generator>LibreOffice/6.0.7.3$Linux_X86_64 LibreOffice_project/00m0$Build-3</meta:generator>
    <dc:date>2022-07-27T16:58:01.954765872</dc:date>
    <meta:editing-duration>PT21H16M48S</meta:editing-duration>
    <meta:editing-cycles>259</meta:editing-cycles>
    <meta:document-statistic meta:table-count="0" meta:image-count="0" meta:object-count="0" meta:page-count="1" meta:paragraph-count="13" meta:word-count="1278" meta:character-count="1288" meta:non-whitespace-character-count="1288"/>
  </office:meta>
</office:document-meta>
</file>